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5d8" officeooo:paragraph-rsid="000375d8"/>
    </style:style>
    <style:style style:name="P2" style:family="paragraph" style:parent-style-name="Standard">
      <style:text-properties officeooo:rsid="000565db" officeooo:paragraph-rsid="000565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</text:p>
      <text:p text:style-name="P1"/>
      <text:p text:style-name="P1">mkdir GITQ1</text:p>
      <text:p text:style-name="P1">cd GITQ1</text:p>
      <text:p text:style-name="P1">git init</text:p>
      <text:p text:style-name="P1"/>
      <text:p text:style-name="P2">git clone GITQ1 <text:a xlink:type="simple" xlink:href="https://github.com/sharesht/Q1.git" text:style-name="Internet_20_link" text:visited-style-name="Visited_20_Internet_20_Link">https://github.com/sharesht/Q1.git</text:a> (added afterwords)</text:p>
      <text:p text:style-name="P1"/>
      <text:p text:style-name="P1">root@testweek5:/GITQ1# git config --global user.name "shareshtIntern"</text:p>
      <text:p text:style-name="P1">root@testweek5:/GITQ1# git config --global user.email "sharesht@one.com"</text:p>
      <text:p text:style-name="P1">root@testweek5:/GITQ1# echo "this is first line in currentfile1" &gt;&gt; currentfile1root@testweek5:/GITQ1# echo "this is first line in currentfile2" &gt;&gt; currentfile2 </text:p>
      <text:p text:style-name="P1">root@testweek5:/GITQ1# ls</text:p>
      <text:p text:style-name="P1">currentfile1 <text:s/>currentfile2</text:p>
      <text:p text:style-name="P1">root@testweek5:/GITQ1# git add currentfile1 currentfile2</text:p>
      <text:p text:style-name="P1">root@testweek5:/GITQ1# git commit -m "added two files"</text:p>
      <text:p text:style-name="P1"/>
      <text:p text:style-name="P1"/>
      <text:p text:style-name="P1">root@testweek5:/GITQ1# git branch Feature</text:p>
      <text:p text:style-name="P1">root@testweek5:/GITQ1# git branch HotFix</text:p>
      <text:p text:style-name="P1">root@testweek5:/GITQ1# git checkout HotFix</text:p>
      <text:p text:style-name="P1">Switched to branch 'HotFix'</text:p>
      <text:p text:style-name="P1">root@testweek5:/GITQ1# ls</text:p>
      <text:p text:style-name="P1">currentfile1 <text:s/>currentfile2</text:p>
      <text:p text:style-name="P1">root@testweek5:/GITQ1# echo "this is 2nd line in currentfile1" &gt;&gt; currentfile1</text:p>
      <text:p text:style-name="P1">root@testweek5:/GITQ1# echo "this is 2nd line in currentfile2" &gt;&gt; currentfile2</text:p>
      <text:p text:style-name="P1">root@testweek5:/GITQ1# git add currentfile1 currentfile2</text:p>
      <text:p text:style-name="P1">root@testweek5:/GITQ1# git commit -m "first update in both files"</text:p>
      <text:p text:style-name="P1">[HotFix d69625d] first update in both files</text:p>
      <text:p text:style-name="P1"><text:s/>2 files changed, 2 insertions(+)</text:p>
      <text:p text:style-name="P1">root@testweek5:/GITQ1# git checkout master</text:p>
      <text:p text:style-name="P1">Switched to branch 'master'</text:p>
      <text:p text:style-name="P1">root@testweek5:/GITQ1# ls</text:p>
      <text:p text:style-name="P1">currentfile1 <text:s/>currentfile2</text:p>
      <text:p text:style-name="P1">root@testweek5:/GITQ1# vim currentfile1</text:p>
      <text:p text:style-name="P1">root@testweek5:/GITQ1# cat currentfile1</text:p>
      <text:p text:style-name="P1">this is first line in currentfile1</text:p>
      <text:p text:style-name="P1"/>
      <text:p text:style-name="P1">git merge HotFix</text:p>
      <text:p text:style-name="P1"/>
      <text:p text:style-name="P1">root@testweek5:/GITQ1# git branch -d HotFix</text:p>
      <text:p text:style-name="P1">Deleted branch HotFix (was d69625d).</text:p>
      <text:p text:style-name="P1"/>
      <text:p text:style-name="P1">root@testweek5:/GITQ1# git checkout Feature</text:p>
      <text:p text:style-name="P1">Switched to branch 'Feature'</text:p>
      <text:p text:style-name="P1">root@testweek5:/GITQ1# echo "this is featurefile" &gt;&gt; FeatureFile</text:p>
      <text:p text:style-name="P1">root@testweek5:/GITQ1# echo "this is 3rd line in currentfile1" &gt;&gt; currentfile1</text:p>
      <text:p text:style-name="P1">root@testweek5:/GITQ1# echo "this is 3rd line in currentfile2" &gt;&gt; currentfile2</text:p>
      <text:p text:style-name="P1">root@testweek5:/GITQ1# git add FeatureFile currentfile1 currentfile2</text:p>
      <text:p text:style-name="P1">root@testweek5:/GITQ1# git commit -m ^C</text:p>
      <text:p text:style-name="P1">root@testweek5:/GITQ1# git commit -m "updated 2 files and created featurefile"</text:p>
      <text:p text:style-name="P1">[Feature f635716] updated 2 files and created featurefile</text:p>
      <text:p text:style-name="P1"><text:s/>3 files changed, 3 insertions(+)</text:p>
      <text:p text:style-name="P1"><text:s/>create mode 100644 FeatureFile</text:p>
      <text:p text:style-name="P1"/>
      <text:p text:style-name="P1"/>
      <text:p text:style-name="P1"/>
      <text:p text:style-name="P1"><text:soft-page-break/></text:p>
      <text:p text:style-name="P1">root@testweek5:/GITQ1# git checkout master</text:p>
      <text:p text:style-name="P1">Switched to branch 'master'</text:p>
      <text:p text:style-name="P1">root@testweek5:/GITQ1# git merge Feature</text:p>
      <text:p text:style-name="P1">Auto-merging currentfile2</text:p>
      <text:p text:style-name="P1">CONFLICT (content): Merge conflict in currentfile2</text:p>
      <text:p text:style-name="P1">Auto-merging currentfile1</text:p>
      <text:p text:style-name="P1">CONFLICT (content): Merge conflict in currentfile1</text:p>
      <text:p text:style-name="P1">Automatic merge failed; fix conflicts and then commit the result.</text:p>
      <text:p text:style-name="P1">root@testweek5:/GITQ1# git status</text:p>
      <text:p text:style-name="P1">On branch master</text:p>
      <text:p text:style-name="P1">You have unmerged paths.</text:p>
      <text:p text:style-name="P1"><text:s text:c="2"/>(fix conflicts and run "git commit")</text:p>
      <text:p text:style-name="P1"><text:s text:c="2"/>(use "git merge --abort" to abort the merge)</text:p>
      <text:p text:style-name="P1"/>
      <text:p text:style-name="P1">Changes to be committed:</text:p>
      <text:p text:style-name="P1"/>
      <text:p text:style-name="P1"><text:tab/>new file: <text:s text:c="2"/>FeatureFile</text:p>
      <text:p text:style-name="P1"/>
      <text:p text:style-name="P1">Unmerged paths:</text:p>
      <text:p text:style-name="P1"><text:s text:c="2"/>(use "git add &lt;file&gt;..." to mark resolution)</text:p>
      <text:p text:style-name="P1"/>
      <text:p text:style-name="P1"><text:tab/>both modified: <text:s text:c="2"/>currentfile1</text:p>
      <text:p text:style-name="P1"><text:tab/>both modified: <text:s text:c="2"/>currentfile2</text:p>
      <text:p text:style-name="P1"/>
      <text:p text:style-name="P1">root@testweek5:/GITQ1# git add currentfile</text:p>
      <text:p text:style-name="P1">fatal: pathspec 'currentfile' did not match any files</text:p>
      <text:p text:style-name="P1">root@testweek5:/GITQ1# git add currentfile1</text:p>
      <text:p text:style-name="P1">root@testweek5:/GITQ1# git status</text:p>
      <text:p text:style-name="P1">On branch master</text:p>
      <text:p text:style-name="P1">You have unmerged paths.</text:p>
      <text:p text:style-name="P1"><text:s text:c="2"/>(fix conflicts and run "git commit")</text:p>
      <text:p text:style-name="P1"><text:s text:c="2"/>(use "git merge --abort" to abort the merge)</text:p>
      <text:p text:style-name="P1"/>
      <text:p text:style-name="P1">Changes to be committed:</text:p>
      <text:p text:style-name="P1"/>
      <text:p text:style-name="P1"><text:tab/>new file: <text:s text:c="2"/>FeatureFile</text:p>
      <text:p text:style-name="P1"><text:tab/>modified: <text:s text:c="2"/>currentfile1</text:p>
      <text:p text:style-name="P1"/>
      <text:p text:style-name="P1">Unmerged paths:</text:p>
      <text:p text:style-name="P1"><text:s text:c="2"/>(use "git add &lt;file&gt;..." to mark resolution)</text:p>
      <text:p text:style-name="P1"/>
      <text:p text:style-name="P1"><text:tab/>both modified: <text:s text:c="2"/>currentfile2</text:p>
      <text:p text:style-name="P1"/>
      <text:p text:style-name="P1">root@testweek5:/GITQ1# git add currentfile2</text:p>
      <text:p text:style-name="P1">root@testweek5:/GITQ1# git status</text:p>
      <text:p text:style-name="P1">On branch master</text:p>
      <text:p text:style-name="P1">All conflicts fixed but you are still merging.</text:p>
      <text:p text:style-name="P1"><text:s text:c="2"/>(use "git commit" to conclude merge)</text:p>
      <text:p text:style-name="P1"/>
      <text:p text:style-name="P1">Changes to be committed:</text:p>
      <text:p text:style-name="P1"/>
      <text:p text:style-name="P1"><text:tab/>new file: <text:s text:c="2"/>FeatureFile</text:p>
      <text:p text:style-name="P1"><text:tab/>modified: <text:s text:c="2"/>currentfile1</text:p>
      <text:p text:style-name="P1"><text:tab/>modified: <text:s text:c="2"/>currentfile2</text:p>
      <text:p text:style-name="P1"/>
      <text:p text:style-name="P1">root@testweek5:/GITQ1# git commit -m "merged Feature in master"</text:p>
      <text:p text:style-name="P1"><text:soft-page-break/>[master 1ebf7eb] merged Feature in master</text:p>
      <text:p text:style-name="P1">root@testweek5:/GITQ1# git status</text:p>
      <text:p text:style-name="P1">On branch master</text:p>
      <text:p text:style-name="P1">nothing to commit, working tree clean</text:p>
      <text:p text:style-name="P1">root@testweek5:/GITQ1# vim currentfile1</text:p>
      <text:p text:style-name="P1">root@testweek5:/GITQ1# git remote add Q1 https://github.com/sharesht/Q1.git</text:p>
      <text:p text:style-name="P1">root@testweek5:/GITQ1# git remote</text:p>
      <text:p text:style-name="P1">Q1</text:p>
      <text:p text:style-name="P1">root@testweek5:/GITQ1# git remote -v</text:p>
      <text:p text:style-name="P1">Q1<text:tab/>https://github.com/sharesht/Q1.git (fetch)</text:p>
      <text:p text:style-name="P1">Q1<text:tab/>https://github.com/sharesht/Q1.git (push)</text:p>
      <text:p text:style-name="P1">root@testweek5:/GITQ1# gut push Q1 master</text:p>
      <text:p text:style-name="P1">bash: gut: command not found</text:p>
      <text:p text:style-name="P1">root@testweek5:/GITQ1# git push Q1 master</text:p>
      <text:p text:style-name="P1">Username for 'https://github.com': sharesht</text:p>
      <text:p text:style-name="P1">Password for 'https://sharesht@github.com': </text:p>
      <text:p text:style-name="P1">Counting objects: 17, done.</text:p>
      <text:p text:style-name="P1">Delta compression using up to 4 threads.</text:p>
      <text:p text:style-name="P1">Compressing objects: 100% (14/14), done.</text:p>
      <text:p text:style-name="P1">Writing objects: 100% (17/17), 1.39 KiB | 713.00 KiB/s, done.</text:p>
      <text:p text:style-name="P1">Total 17 (delta 2), reused 0 (delta 0)</text:p>
      <text:p text:style-name="P1">remote: Resolving deltas: 100% (2/2), done.</text:p>
      <text:p text:style-name="P1">To https://github.com/sharesht/Q1.git</text:p>
      <text:p text:style-name="P1"><text:s/>* [new branch] <text:s text:c="5"/>master -&gt; master</text:p>
      <text:p text:style-name="P1">root@testweek5:/GITQ1# git push Q1 Feature</text:p>
      <text:p text:style-name="P1">Username for 'https://github.com': sharesht</text:p>
      <text:p text:style-name="P1">Password for 'https://sharesht@github.com': </text:p>
      <text:p text:style-name="P1">Total 0 (delta 0), reused 0 (delta 0)</text:p>
      <text:p text:style-name="P1">To https://github.com/sharesht/Q1.git</text:p>
      <text:p text:style-name="P1"><text:s/>* [new branch] <text:s text:c="5"/>Feature -&gt; Featu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01:29.589730811</meta:creation-date>
    <meta:generator>LibreOffice/6.0.3.2$Linux_X86_64 LibreOffice_project/00m0$Build-2</meta:generator>
    <dc:date>2018-09-07T10:38:28.039033133</dc:date>
    <meta:editing-duration>PT15M42S</meta:editing-duration>
    <meta:editing-cycles>2</meta:editing-cycles>
    <meta:document-statistic meta:table-count="0" meta:image-count="0" meta:object-count="0" meta:page-count="3" meta:paragraph-count="118" meta:word-count="568" meta:character-count="4656" meta:non-whitespace-character-count="4148"/>
  </office:meta>
</office:document-meta>
</file>